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228in"/>
    </style:style>
    <style:style style:name="co4" style:family="table-column">
      <style:table-column-properties fo:break-before="auto" style:column-width="1.0591in"/>
    </style:style>
    <style:style style:name="co5" style:family="table-column">
      <style:table-column-properties fo:break-before="auto" style:column-width="0.174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1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 style:data-style-name="N118">
      <style:table-cell-properties fo:border="none"/>
    </style:style>
    <style:style style:name="ce4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18"/>
    <style:style style:name="ce8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9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0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12" style:family="table-cell" style:parent-style-name="Default" style:data-style-name="N60"/>
    <style:style style:name="ce13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14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15" style:family="table-cell" style:parent-style-name="Default">
      <style:table-cell-properties fo:border-bottom="none" fo:border-left="0.0008in solid #000000" fo:border-right="0.0008in solid #000000" fo:border-top="none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="none" fo:padding-bottom="0.0193in" fo:padding-left="0.0138in" fo:padding-right="0.0138in" fo:padding-top="0.0193in"/>
    </style:style>
    <style:style style:name="ce18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19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20" style:family="table-cell" style:parent-style-name="Default" style:data-style-name="N60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21" style:family="table-cell" style:parent-style-name="Default" style:data-style-name="N60">
      <style:table-cell-properties fo:border-bottom="none" fo:border-left="0.0008in solid #000000" fo:border-right="0.0008in solid #000000" fo:border-top="none"/>
    </style:style>
    <style:style style:name="ce22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23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60">
      <style:table-cell-properties fo:border="none" fo:padding-bottom="0.0193in" fo:padding-left="0.0138in" fo:padding-right="0.0138in" fo:padding-top="0.0193in"/>
    </style:style>
    <style:style style:name="ce25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27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28" style:family="table-cell" style:parent-style-name="Default" style:data-style-name="N60">
      <style:table-cell-properties fo:border-bottom="none" fo:border-left="none" fo:padding-bottom="0.0193in" fo:padding-left="0.0138in" fo:padding-right="0.0138in" fo:padding-top="0.0193in" fo:border-right="0.0008in solid #000000" fo:border-top="none"/>
    </style:style>
    <style:style style:name="ce29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Default"/>
        <table:table-column table:style-name="co6" table:number-columns-repeated="3" table:default-cell-style-name="ce12"/>
        <table:table-column table:style-name="co7" table:default-cell-style-name="Default"/>
        <table:table-column table:style-name="co6" table:number-columns-repeated="3" table:default-cell-style-name="ce12"/>
        <table:table-row table:style-name="ro1">
          <table:table-cell table:style-name="ce1" office:value-type="string" table:number-columns-spanned="12" table:number-rows-spanned="1">
            <text:p>1D particle distribution, constant Spacing dx=0.005, summation density, leapfrog dt=0.0025, simu time=0.2 (N=80)</text:p>
          </table:table-cell>
          <table:covered-table-cell table:style-name="ce8"/>
          <table:covered-table-cell table:number-columns-repeated="2"/>
          <table:covered-table-cell table:style-name="ce15"/>
          <table:covered-table-cell table:style-name="ce23"/>
          <table:covered-table-cell table:number-columns-repeated="2"/>
          <table:covered-table-cell table:style-name="ce15"/>
          <table:covered-table-cell table:style-name="ce23"/>
          <table:covered-table-cell table:number-columns-repeated="2"/>
        </table:table-row>
        <table:table-row table:style-name="ro1">
          <table:table-cell table:style-name="ce2"/>
          <table:table-cell table:style-name="ce8"/>
          <table:table-cell table:number-columns-repeated="2"/>
          <table:table-cell table:style-name="ce16"/>
          <table:table-cell table:style-name="ce23"/>
          <table:table-cell table:number-columns-repeated="2"/>
          <table:table-cell table:style-name="ce16"/>
          <table:table-cell table:style-name="ce23"/>
          <table:table-cell table:number-columns-repeated="2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  <table:table-cell table:style-name="ce17"/>
          <table:table-cell table:style-name="ce9"/>
          <table:table-cell table:style-name="ce13" table:number-columns-repeated="2"/>
        </table:table-row>
        <table:table-row table:style-name="ro1">
          <table:table-cell table:style-name="ce4" office:value-type="string">
            <text:p>supportlength</text:p>
          </table:table-cell>
          <table:table-cell table:style-name="ce10" office:value-type="string" table:number-columns-spanned="3" table:number-rows-spanned="1">
            <text:p>whole domain </text:p>
          </table:table-cell>
          <table:covered-table-cell table:style-name="ce14"/>
          <table:covered-table-cell table:style-name="ce14"/>
          <table:table-cell table:style-name="ce18"/>
          <table:table-cell table:style-name="ce10" office:value-type="string" table:number-columns-spanned="3" table:number-rows-spanned="1">
            <text:p>area3 (after rarefaction before CD)</text:p>
          </table:table-cell>
          <table:covered-table-cell table:style-name="ce14"/>
          <table:covered-table-cell table:style-name="ce14"/>
          <table:table-cell table:style-name="ce18"/>
          <table:table-cell table:style-name="ce25" office:value-type="string" table:number-columns-spanned="3" table:number-rows-spanned="1">
            <text:p>area2 (after CD before shock)</text:p>
          </table:table-cell>
          <table:covered-table-cell table:style-name="ce14"/>
          <table:covered-table-cell table:style-name="ce26"/>
        </table:table-row>
        <table:table-row table:style-name="ro1">
          <table:table-cell table:style-name="ce5"/>
          <table:table-cell table:style-name="ce11" office:value-type="string">
            <text:p>L1</text:p>
          </table:table-cell>
          <table:table-cell table:style-name="ce11" office:value-type="string">
            <text:p>L2</text:p>
          </table:table-cell>
          <table:table-cell table:style-name="ce11" office:value-type="string">
            <text:p>Linf</text:p>
          </table:table-cell>
          <table:table-cell table:style-name="ce19"/>
          <table:table-cell table:style-name="ce11" office:value-type="string">
            <text:p>L1_3</text:p>
          </table:table-cell>
          <table:table-cell table:style-name="ce11" office:value-type="string">
            <text:p>L2_3</text:p>
          </table:table-cell>
          <table:table-cell table:style-name="ce11" office:value-type="string">
            <text:p>Linf_3</text:p>
          </table:table-cell>
          <table:table-cell table:style-name="ce19"/>
          <table:table-cell table:style-name="ce11" office:value-type="string">
            <text:p>L1_2</text:p>
          </table:table-cell>
          <table:table-cell table:style-name="ce11" office:value-type="string">
            <text:p>L2_2</text:p>
          </table:table-cell>
          <table:table-cell table:style-name="ce27" office:value-type="string">
            <text:p>Linf_2</text:p>
          </table:table-cell>
        </table:table-row>
        <table:table-row table:style-name="ro1">
          <table:table-cell table:style-name="ce6" office:value-type="float" office:value="0.005">
            <text:p>0.0050</text:p>
          </table:table-cell>
          <table:table-cell office:value-type="float" office:value="0.0220151">
            <text:p>2.20E-002</text:p>
          </table:table-cell>
          <table:table-cell table:style-name="Default" office:value-type="float" office:value="0.0148212">
            <text:p>0.01</text:p>
          </table:table-cell>
          <table:table-cell office:value-type="float" office:value="0.0120019">
            <text:p>1.20E-002</text:p>
          </table:table-cell>
          <table:table-cell table:style-name="ce15"/>
          <table:table-cell table:style-name="Default" office:value-type="float" office:value="0.00727507">
            <text:p>0.01</text:p>
          </table:table-cell>
          <table:table-cell table:style-name="Default" office:value-type="float" office:value="0.00498451">
            <text:p>0</text:p>
          </table:table-cell>
          <table:table-cell office:value-type="float" office:value="0.00412567">
            <text:p>4.13E-003</text:p>
          </table:table-cell>
          <table:table-cell table:style-name="ce15"/>
          <table:table-cell table:style-name="Default" office:value-type="float" office:value="0.00352346">
            <text:p>0</text:p>
          </table:table-cell>
          <table:table-cell table:style-name="Default" office:value-type="float" office:value="0.00306575">
            <text:p>0</text:p>
          </table:table-cell>
          <table:table-cell office:value-type="float" office:value="0.00299589">
            <text:p>3.00E-003</text:p>
          </table:table-cell>
        </table:table-row>
        <table:table-row table:style-name="ro1">
          <table:table-cell table:style-name="ce6" office:value-type="float" office:value="0.01">
            <text:p>0.0100</text:p>
          </table:table-cell>
          <table:table-cell office:value-type="float" office:value="0.0304787">
            <text:p>3.05E-002</text:p>
          </table:table-cell>
          <table:table-cell table:style-name="Default" office:value-type="float" office:value="0.0213525">
            <text:p>0.02</text:p>
          </table:table-cell>
          <table:table-cell table:style-name="Default" office:value-type="float" office:value="0.0179496">
            <text:p>0.02</text:p>
          </table:table-cell>
          <table:table-cell table:style-name="ce15"/>
          <table:table-cell office:value-type="float" office:value="0.0112709">
            <text:p>1.13E-002</text:p>
          </table:table-cell>
          <table:table-cell office:value-type="float" office:value="0.0073643">
            <text:p>7.36E-003</text:p>
          </table:table-cell>
          <table:table-cell office:value-type="float" office:value="0.00582979">
            <text:p>5.83E-003</text:p>
          </table:table-cell>
          <table:table-cell table:style-name="ce15"/>
          <table:table-cell office:value-type="float" office:value="0.006277">
            <text:p>6.28E-003</text:p>
          </table:table-cell>
          <table:table-cell office:value-type="float" office:value="0.00542768">
            <text:p>5.43E-003</text:p>
          </table:table-cell>
          <table:table-cell office:value-type="float" office:value="0.00528535">
            <text:p>5.29E-003</text:p>
          </table:table-cell>
        </table:table-row>
        <table:table-row table:style-name="ro1">
          <table:table-cell table:style-name="ce6" office:value-type="float" office:value="0.015">
            <text:p>0.0150</text:p>
          </table:table-cell>
          <table:table-cell table:style-name="Default" office:value-type="float" office:value="0.0404905">
            <text:p>0.04</text:p>
          </table:table-cell>
          <table:table-cell table:style-name="Default" office:value-type="float" office:value="0.0288287">
            <text:p>0.03</text:p>
          </table:table-cell>
          <table:table-cell table:style-name="Default" office:value-type="float" office:value="0.0245703">
            <text:p>0.02</text:p>
          </table:table-cell>
          <table:table-cell table:style-name="ce15"/>
          <table:table-cell table:style-name="Default" office:value-type="float" office:value="0.0156393">
            <text:p>0.02</text:p>
          </table:table-cell>
          <table:table-cell table:style-name="Default" office:value-type="float" office:value="0.0099388">
            <text:p>0.01</text:p>
          </table:table-cell>
          <table:table-cell table:style-name="Default" office:value-type="float" office:value="0.00766011">
            <text:p>0.01</text:p>
          </table:table-cell>
          <table:table-cell table:style-name="ce21"/>
          <table:table-cell table:style-name="Default" office:value-type="float" office:value="0.00946349">
            <text:p>0.01</text:p>
          </table:table-cell>
          <table:table-cell table:style-name="Default" office:value-type="float" office:value="0.00811422">
            <text:p>0.01</text:p>
          </table:table-cell>
          <table:table-cell table:style-name="Default" office:value-type="float" office:value="0.00788768">
            <text:p>0.01</text:p>
          </table:table-cell>
        </table:table-row>
        <table:table-row table:style-name="ro2">
          <table:table-cell table:style-name="ce6" office:value-type="float" office:value="0.02">
            <text:p>0.0200</text:p>
          </table:table-cell>
          <table:table-cell office:value-type="float" office:value="0.0509361">
            <text:p>5.09E-002</text:p>
          </table:table-cell>
          <table:table-cell office:value-type="float" office:value="0.0364964">
            <text:p>3.65E-002</text:p>
          </table:table-cell>
          <table:table-cell office:value-type="float" office:value="0.0312649">
            <text:p>3.13E-002</text:p>
          </table:table-cell>
          <table:table-cell table:style-name="ce20"/>
          <table:table-cell office:value-type="float" office:value="0.0204006">
            <text:p>2.04E-002</text:p>
          </table:table-cell>
          <table:table-cell office:value-type="float" office:value="0.0127741">
            <text:p>1.28E-002</text:p>
          </table:table-cell>
          <table:table-cell office:value-type="float" office:value="0.00975628">
            <text:p>9.76E-003</text:p>
          </table:table-cell>
          <table:table-cell table:style-name="ce20"/>
          <table:table-cell office:value-type="float" office:value="0.0133399">
            <text:p>1.33E-002</text:p>
          </table:table-cell>
          <table:table-cell office:value-type="float" office:value="0.0112162">
            <text:p>1.12E-002</text:p>
          </table:table-cell>
          <table:table-cell office:value-type="float" office:value="0.0107964">
            <text:p>1.08E-002</text:p>
          </table:table-cell>
        </table:table-row>
        <table:table-row table:style-name="ro2">
          <table:table-cell table:style-name="ce6" office:value-type="float" office:value="0.025">
            <text:p>0.0250</text:p>
          </table:table-cell>
          <table:table-cell table:style-name="Default" office:value-type="float" office:value="0.0617795">
            <text:p>0.06</text:p>
          </table:table-cell>
          <table:table-cell table:style-name="Default" office:value-type="float" office:value="0.0443797">
            <text:p>0.04</text:p>
          </table:table-cell>
          <table:table-cell table:style-name="Default" office:value-type="float" office:value="0.0380991">
            <text:p>0.04</text:p>
          </table:table-cell>
          <table:table-cell table:style-name="ce20"/>
          <table:table-cell table:style-name="Default" office:value-type="float" office:value="0.0219736">
            <text:p>0.02</text:p>
          </table:table-cell>
          <table:table-cell table:style-name="Default" office:value-type="float" office:value="0.0136799">
            <text:p>0.01</text:p>
          </table:table-cell>
          <table:table-cell table:style-name="Default" office:value-type="float" office:value="0.0103602">
            <text:p>0.01</text:p>
          </table:table-cell>
          <table:table-cell table:style-name="ce20"/>
          <table:table-cell table:style-name="Default" office:value-type="float" office:value="0.0177496">
            <text:p>0.02</text:p>
          </table:table-cell>
          <table:table-cell table:style-name="Default" office:value-type="float" office:value="0.0146386">
            <text:p>0.01</text:p>
          </table:table-cell>
          <table:table-cell table:style-name="Default" office:value-type="float" office:value="0.0139779">
            <text:p>0.01</text:p>
          </table:table-cell>
        </table:table-row>
        <table:table-row table:style-name="ro2">
          <table:table-cell table:style-name="ce6"/>
          <table:table-cell table:style-name="ce13" table:number-columns-repeated="3"/>
          <table:table-cell table:style-name="ce20"/>
          <table:table-cell table:style-name="ce13" table:number-columns-repeated="3"/>
          <table:table-cell table:style-name="ce20"/>
          <table:table-cell table:style-name="ce13" table:number-columns-repeated="2"/>
          <table:table-cell table:style-name="ce28"/>
        </table:table-row>
        <table:table-row table:style-name="ro1">
          <table:table-cell table:style-name="ce6"/>
          <table:table-cell table:number-columns-repeated="3"/>
          <table:table-cell table:style-name="ce15"/>
          <table:table-cell table:number-columns-repeated="3"/>
          <table:table-cell table:style-name="ce21"/>
          <table:table-cell table:number-columns-repeated="2"/>
          <table:table-cell table:style-name="ce29"/>
        </table:table-row>
        <table:table-row table:style-name="ro1">
          <table:table-cell table:style-name="ce6"/>
          <table:table-cell table:number-columns-repeated="3"/>
          <table:table-cell table:style-name="ce21"/>
          <table:table-cell table:number-columns-repeated="3"/>
          <table:table-cell table:style-name="ce21"/>
          <table:table-cell table:number-columns-repeated="2"/>
          <table:table-cell table:style-name="ce29"/>
        </table:table-row>
        <table:table-row table:style-name="ro1">
          <table:table-cell table:style-name="ce5"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 table:number-columns-repeated="2"/>
          <table:table-cell table:style-name="ce27"/>
        </table:table-row>
        <table:table-row table:style-name="ro2">
          <table:table-cell table:number-columns-repeated="2"/>
          <table:table-cell table:style-name="ce13" table:number-columns-repeated="2"/>
          <table:table-cell table:style-name="ce17"/>
          <table:table-cell table:style-name="ce13" table:number-columns-repeated="3"/>
          <table:table-cell table:style-name="ce24"/>
          <table:table-cell table:style-name="ce13"/>
          <table:table-cell table:number-columns-repeated="2"/>
        </table:table-row>
        <table:table-row table:style-name="ro2">
          <table:table-cell table:number-columns-repeated="2"/>
          <table:table-cell table:style-name="ce13" table:number-columns-repeated="2"/>
          <table:table-cell table:style-name="ce17"/>
          <table:table-cell table:style-name="ce13" table:number-columns-repeated="3"/>
          <table:table-cell table:style-name="ce17"/>
          <table:table-cell table:style-name="ce13"/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>
            <draw:frame table:end-cell-address="Sheet1.D36" table:end-x="0.5815in" table:end-y="0.1362in" draw:z-index="0" draw:style-name="gr1" svg:width="3.9996in" svg:height="3.2504in" svg:x="0in" svg:y="0.074in">
              <draw:object draw:notify-on-update-of-ranges="Sheet1.B5:Sheet1.B5 Sheet1.B6:Sheet1.B14 Sheet1.A6:Sheet1.A14 Sheet1.C5:Sheet1.C5 Sheet1.C6:Sheet1.C14 Sheet1.A6:Sheet1.A14 Sheet1.D5:Sheet1.D5 Sheet1.D6:Sheet1.D14 Sheet1.A6:Sheet1.A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>
            <draw:frame table:end-cell-address="Sheet1.J36" table:end-x="0.4185in" table:end-y="0.074in" draw:z-index="1" draw:style-name="gr1" svg:width="3.6764in" svg:height="3.1157in" svg:x="0.7902in" svg:y="0.1465in">
              <draw:object draw:notify-on-update-of-ranges="Sheet1.F5:Sheet1.F5 Sheet1.F6:Sheet1.F14 Sheet1.A6:Sheet1.A14 Sheet1.G5:Sheet1.G5 Sheet1.G6:Sheet1.G14 Sheet1.A6:Sheet1.A14 Sheet1.H5:Sheet1.H5 Sheet1.H6:Sheet1.H14 Sheet1.A6:Sheet1.A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Default"/>
          <table:table-cell/>
          <table:table-cell>
            <draw:frame table:end-cell-address="Sheet1.N37" table:end-x="0.4626in" table:end-y="0.0429in" draw:z-index="2" draw:style-name="gr1" svg:width="3.578in" svg:height="3.2508in" svg:x="0.4409in" svg:y="0.1575in">
              <draw:object draw:notify-on-update-of-ranges="Sheet1.J5:Sheet1.J5 Sheet1.J6:Sheet1.J14 Sheet1.A6:Sheet1.A14 Sheet1.K5:Sheet1.K5 Sheet1.K6:Sheet1.K14 Sheet1.A6:Sheet1.A14 Sheet1.L5:Sheet1.L5 Sheet1.L6:Sheet1.L14 Sheet1.A6:Sheet1.A1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/>
          <table:table-cell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11"/>
          <table:table-cell table:style-name="Default"/>
        </table:table-row>
        <table:table-row table:style-name="ro2" table:number-rows-repeated="4">
          <table:table-cell table:number-columns-repeated="12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8"/>
        </table:table-row>
        <table:table-row table:style-name="ro2" table:number-rows-repeated="7">
          <table:table-cell table:number-columns-repeated="12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Default" table:number-columns-repeated="3"/>
          <table:table-cell table:number-columns-repeated="8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  <table:table-row table:style-name="ro2" table:number-rows-repeated="5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  <table:table-row table:style-name="ro2" table:number-rows-repeated="5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104851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5">08/05/2010</text:date>, <text:time>18:0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8-05T18:04:42</dc:date>
    <meta:editing-duration>PT01H30M14S</meta:editing-duration>
    <meta:editing-cycles>17</meta:editing-cycles>
    <meta:generator>OpenOffice.org/3.1$Linux OpenOffice.org_project/310m21$Build-9319</meta:generator>
    <meta:document-statistic meta:table-count="3" meta:cell-count="6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8">
      <number:number number:decimal-places="4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118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cm" svg:height="8.257cm" chart:class="chart:scatter" chart:style-name="ch1">
        <chart:legend chart:legend-position="top" svg:x="6.356cm" svg:y="0.666cm" chart:style-name="ch2"/>
        <chart:plot-area chart:style-name="ch3" table:cell-range-address="Sheet1.A5:Sheet1.D14" chart:data-source-has-labels="row" svg:x="0.374cm" svg:y="0.289cm" svg:width="9.548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B14" chart:label-cell-address="Sheet1.B5:Sheet1.B5" chart:class="chart:scatter">
            <chart:domain table:cell-range-address="Sheet1.A6:Sheet1.A14"/>
            <chart:data-point chart:repeated="9"/>
          </chart:series>
          <chart:series chart:style-name="ch8" chart:values-cell-range-address="Sheet1.C6:Sheet1.C14" chart:label-cell-address="Sheet1.C5:Sheet1.C5" chart:class="chart:scatter">
            <chart:data-point chart:repeated="9"/>
          </chart:series>
          <chart:series chart:style-name="ch9" chart:values-cell-range-address="Sheet1.D6:Sheet1.D14" chart:label-cell-address="Sheet1.D5:Sheet1.D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L1</text:p>
              </table:table-cell>
              <table:table-cell office:value-type="string">
                <text:p text:id="Sheet1.C5:Sheet1.C5">L2</text:p>
              </table:table-cell>
              <table:table-cell office:value-type="string">
                <text:p text:id="Sheet1.D5:Sheet1.D5">Lin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4">0.005</text:p>
              </table:table-cell>
              <table:table-cell office:value-type="float" office:value="0.0220151">
                <text:p text:id="Sheet1.B6:Sheet1.B14">0.0220151</text:p>
              </table:table-cell>
              <table:table-cell office:value-type="float" office:value="0.0148212">
                <text:p text:id="Sheet1.C6:Sheet1.C14">0.0148212</text:p>
              </table:table-cell>
              <table:table-cell office:value-type="float" office:value="0.0120019">
                <text:p text:id="Sheet1.D6:Sheet1.D14">0.01200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304787">
                <text:p>0.0304787</text:p>
              </table:table-cell>
              <table:table-cell office:value-type="float" office:value="0.0213525">
                <text:p>0.0213525</text:p>
              </table:table-cell>
              <table:table-cell office:value-type="float" office:value="0.0179496">
                <text:p>0.0179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404905">
                <text:p>0.0404905</text:p>
              </table:table-cell>
              <table:table-cell office:value-type="float" office:value="0.0288287">
                <text:p>0.0288287</text:p>
              </table:table-cell>
              <table:table-cell office:value-type="float" office:value="0.0245703">
                <text:p>0.02457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509361">
                <text:p>0.0509361</text:p>
              </table:table-cell>
              <table:table-cell office:value-type="float" office:value="0.0364964">
                <text:p>0.0364964</text:p>
              </table:table-cell>
              <table:table-cell office:value-type="float" office:value="0.0312649">
                <text:p>0.03126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617795">
                <text:p>0.0617795</text:p>
              </table:table-cell>
              <table:table-cell office:value-type="float" office:value="0.0443797">
                <text:p>0.0443797</text:p>
              </table:table-cell>
              <table:table-cell office:value-type="float" office:value="0.0380991">
                <text:p>0.0380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118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339cm" svg:height="7.915cm" chart:class="chart:scatter" chart:column-mapping="1 2" chart:style-name="ch1">
        <chart:legend chart:legend-position="top" svg:x="4.528cm" svg:y="0.563cm" chart:style-name="ch2"/>
        <chart:plot-area chart:style-name="ch3" table:cell-range-address="Sheet1.A6:Sheet1.A14 Sheet1.F5:Sheet1.H14" chart:data-source-has-labels="row" svg:x="0.31cm" svg:y="0.346cm" svg:width="8.69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6:Sheet1.F14" chart:label-cell-address="Sheet1.F5:Sheet1.F5" chart:class="chart:scatter">
            <chart:domain table:cell-range-address="Sheet1.A6:Sheet1.A14"/>
            <chart:data-point chart:repeated="9"/>
          </chart:series>
          <chart:series chart:style-name="ch8" chart:values-cell-range-address="Sheet1.G6:Sheet1.G14" chart:label-cell-address="Sheet1.G5:Sheet1.G5" chart:class="chart:scatter">
            <chart:data-point chart:repeated="9"/>
          </chart:series>
          <chart:series chart:style-name="ch9" chart:values-cell-range-address="Sheet1.H6:Sheet1.H14" chart:label-cell-address="Sheet1.H5:Sheet1.H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F5:Sheet1.F5">L1_3</text:p>
              </table:table-cell>
              <table:table-cell office:value-type="string">
                <text:p text:id="Sheet1.G5:Sheet1.G5">L2_3</text:p>
              </table:table-cell>
              <table:table-cell office:value-type="string">
                <text:p text:id="Sheet1.H5:Sheet1.H5">Linf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4">0.005</text:p>
              </table:table-cell>
              <table:table-cell office:value-type="float" office:value="0.00727507">
                <text:p text:id="Sheet1.F6:Sheet1.F14">0.00727507</text:p>
              </table:table-cell>
              <table:table-cell office:value-type="float" office:value="0.00498451">
                <text:p text:id="Sheet1.G6:Sheet1.G14">0.00498451</text:p>
              </table:table-cell>
              <table:table-cell office:value-type="float" office:value="0.00412567">
                <text:p text:id="Sheet1.H6:Sheet1.H14">0.004125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112709">
                <text:p>0.0112709</text:p>
              </table:table-cell>
              <table:table-cell office:value-type="float" office:value="0.0073643">
                <text:p>0.0073643</text:p>
              </table:table-cell>
              <table:table-cell office:value-type="float" office:value="0.00582979">
                <text:p>0.00582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156393">
                <text:p>0.0156393</text:p>
              </table:table-cell>
              <table:table-cell office:value-type="float" office:value="0.0099388">
                <text:p>0.0099388</text:p>
              </table:table-cell>
              <table:table-cell office:value-type="float" office:value="0.00766011">
                <text:p>0.00766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204006">
                <text:p>0.0204006</text:p>
              </table:table-cell>
              <table:table-cell office:value-type="float" office:value="0.0127741">
                <text:p>0.0127741</text:p>
              </table:table-cell>
              <table:table-cell office:value-type="float" office:value="0.00975628">
                <text:p>0.00975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219736">
                <text:p>0.0219736</text:p>
              </table:table-cell>
              <table:table-cell office:value-type="float" office:value="0.0136799">
                <text:p>0.0136799</text:p>
              </table:table-cell>
              <table:table-cell office:value-type="float" office:value="0.0103602">
                <text:p>0.0103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118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9cm" svg:height="8.258cm" chart:class="chart:scatter" chart:column-mapping="1 2" chart:style-name="ch1">
        <chart:legend chart:legend-position="top" svg:x="4.545cm" svg:y="0.577cm" chart:style-name="ch2"/>
        <chart:plot-area chart:style-name="ch3" table:cell-range-address="Sheet1.A6:Sheet1.A14 Sheet1.J5:Sheet1.L14" chart:data-source-has-labels="row" svg:x="0.371cm" svg:y="0.147cm" svg:width="8.438cm" svg:height="7.75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6:Sheet1.J14" chart:label-cell-address="Sheet1.J5:Sheet1.J5" chart:class="chart:scatter">
            <chart:domain table:cell-range-address="Sheet1.A6:Sheet1.A14"/>
            <chart:data-point chart:repeated="9"/>
          </chart:series>
          <chart:series chart:style-name="ch8" chart:values-cell-range-address="Sheet1.K6:Sheet1.K14" chart:label-cell-address="Sheet1.K5:Sheet1.K5" chart:class="chart:scatter">
            <chart:data-point chart:repeated="9"/>
          </chart:series>
          <chart:series chart:style-name="ch9" chart:values-cell-range-address="Sheet1.L6:Sheet1.L14" chart:label-cell-address="Sheet1.L5:Sheet1.L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J5:Sheet1.J5">L1_2</text:p>
              </table:table-cell>
              <table:table-cell office:value-type="string">
                <text:p text:id="Sheet1.K5:Sheet1.K5">L2_2</text:p>
              </table:table-cell>
              <table:table-cell office:value-type="string">
                <text:p text:id="Sheet1.L5:Sheet1.L5">Linf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4">0.005</text:p>
              </table:table-cell>
              <table:table-cell office:value-type="float" office:value="0.00352346">
                <text:p text:id="Sheet1.J6:Sheet1.J14">0.00352346</text:p>
              </table:table-cell>
              <table:table-cell office:value-type="float" office:value="0.00306575">
                <text:p text:id="Sheet1.K6:Sheet1.K14">0.00306575</text:p>
              </table:table-cell>
              <table:table-cell office:value-type="float" office:value="0.00299589">
                <text:p text:id="Sheet1.L6:Sheet1.L14">0.002995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6277">
                <text:p>0.006277</text:p>
              </table:table-cell>
              <table:table-cell office:value-type="float" office:value="0.00542768">
                <text:p>0.00542768</text:p>
              </table:table-cell>
              <table:table-cell office:value-type="float" office:value="0.00528535">
                <text:p>0.00528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0946349">
                <text:p>0.00946349</text:p>
              </table:table-cell>
              <table:table-cell office:value-type="float" office:value="0.00811422">
                <text:p>0.00811422</text:p>
              </table:table-cell>
              <table:table-cell office:value-type="float" office:value="0.00788768">
                <text:p>0.00788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133399">
                <text:p>0.0133399</text:p>
              </table:table-cell>
              <table:table-cell office:value-type="float" office:value="0.0112162">
                <text:p>0.0112162</text:p>
              </table:table-cell>
              <table:table-cell office:value-type="float" office:value="0.0107964">
                <text:p>0.0107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177496">
                <text:p>0.0177496</text:p>
              </table:table-cell>
              <table:table-cell office:value-type="float" office:value="0.0146386">
                <text:p>0.0146386</text:p>
              </table:table-cell>
              <table:table-cell office:value-type="float" office:value="0.0139779">
                <text:p>0.0139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